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10.118cm" style:rel-column-width="4875*"/>
    </style:style>
    <style:style style:name="Table1.B" style:family="table-column">
      <style:table-column-properties style:column-width="9.885cm" style:rel-column-width="4763*"/>
    </style:style>
    <style:style style:name="Table1.A1" style:family="table-cell">
      <style:table-cell-properties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10.001cm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10.001cm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Heading_20_3">
      <style:text-properties officeooo:paragraph-rsid="006acc7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text-properties officeooo:rsid="007ef7eb" officeooo:paragraph-rsid="007ef7eb"/>
    </style:style>
    <style:style style:name="P4" style:family="paragraph" style:parent-style-name="Heading_20_4" style:list-style-name=""/>
    <style:style style:name="P5" style:family="paragraph" style:parent-style-name="Standard">
      <style:text-properties officeooo:rsid="0009a17a" officeooo:paragraph-rsid="0009a17a"/>
    </style:style>
    <style:style style:name="P6" style:family="paragraph" style:parent-style-name="Standard">
      <style:text-properties fo:font-weight="bold" officeooo:rsid="00125f14" officeooo:paragraph-rsid="00125f14" style:font-weight-asian="bold" style:font-weight-complex="bold"/>
    </style:style>
    <style:style style:name="P7" style:family="paragraph" style:parent-style-name="Standard">
      <style:text-properties officeooo:rsid="000ae1a3" officeooo:paragraph-rsid="000ae1a3"/>
    </style:style>
    <style:style style:name="P8" style:family="paragraph" style:parent-style-name="Standard">
      <style:text-properties officeooo:rsid="000b81db" officeooo:paragraph-rsid="000b81db"/>
    </style:style>
    <style:style style:name="P9" style:family="paragraph" style:parent-style-name="Standard">
      <style:text-properties officeooo:rsid="000edea7" officeooo:paragraph-rsid="000ee847"/>
    </style:style>
    <style:style style:name="P10" style:family="paragraph" style:parent-style-name="Standard">
      <style:text-properties officeooo:rsid="000edea7" officeooo:paragraph-rsid="0010ded7"/>
    </style:style>
    <style:style style:name="P11" style:family="paragraph" style:parent-style-name="Standard">
      <style:text-properties fo:font-weight="normal" officeooo:rsid="00125f14" officeooo:paragraph-rsid="0018c876" style:font-weight-asian="normal" style:font-weight-complex="normal"/>
    </style:style>
    <style:style style:name="P12" style:family="paragraph" style:parent-style-name="Standard">
      <style:text-properties fo:font-weight="normal" officeooo:rsid="0018c876" officeooo:paragraph-rsid="001aaa51" style:font-weight-asian="normal" style:font-weight-complex="normal"/>
    </style:style>
    <style:style style:name="P13" style:family="paragraph" style:parent-style-name="Standard">
      <style:text-properties fo:font-weight="normal" officeooo:rsid="001bf6cf" officeooo:paragraph-rsid="001f4a2f" style:font-weight-asian="normal" style:font-weight-complex="normal"/>
    </style:style>
    <style:style style:name="P14" style:family="paragraph" style:parent-style-name="Standard">
      <style:text-properties fo:font-weight="normal" officeooo:rsid="001f4a2f" officeooo:paragraph-rsid="0018c876" style:font-weight-asian="normal" style:font-weight-complex="normal"/>
    </style:style>
    <style:style style:name="P15" style:family="paragraph" style:parent-style-name="Standard">
      <style:text-properties fo:font-weight="normal" officeooo:rsid="001f4a2f" officeooo:paragraph-rsid="001f4a2f" style:font-weight-asian="normal" style:font-weight-complex="normal"/>
    </style:style>
    <style:style style:name="P16" style:family="paragraph" style:parent-style-name="Standard">
      <style:text-properties officeooo:rsid="00224f20" officeooo:paragraph-rsid="00224f20"/>
    </style:style>
    <style:style style:name="P17" style:family="paragraph" style:parent-style-name="Standard">
      <style:text-properties officeooo:rsid="00224f20" officeooo:paragraph-rsid="00258229"/>
    </style:style>
    <style:style style:name="P18" style:family="paragraph" style:parent-style-name="Standard">
      <style:text-properties officeooo:rsid="0027f6e5" officeooo:paragraph-rsid="0027f6e5"/>
    </style:style>
    <style:style style:name="P19" style:family="paragraph" style:parent-style-name="Standard">
      <style:text-properties officeooo:rsid="002a9648" officeooo:paragraph-rsid="002a9648"/>
    </style:style>
    <style:style style:name="P20" style:family="paragraph" style:parent-style-name="Standard">
      <style:text-properties officeooo:rsid="002be38d" officeooo:paragraph-rsid="002be38d"/>
    </style:style>
    <style:style style:name="P21" style:family="paragraph" style:parent-style-name="Standard">
      <style:text-properties officeooo:rsid="002d7f58" officeooo:paragraph-rsid="002d7f58"/>
    </style:style>
    <style:style style:name="P22" style:family="paragraph" style:parent-style-name="Standard">
      <style:text-properties officeooo:rsid="002e1775" officeooo:paragraph-rsid="002e1775"/>
    </style:style>
    <style:style style:name="P23" style:family="paragraph" style:parent-style-name="Standard">
      <style:text-properties officeooo:rsid="00617132" officeooo:paragraph-rsid="00617132"/>
    </style:style>
    <style:style style:name="P24" style:family="paragraph" style:parent-style-name="Standard">
      <style:text-properties officeooo:rsid="0065470d" officeooo:paragraph-rsid="0065470d"/>
    </style:style>
    <style:style style:name="P25" style:family="paragraph" style:parent-style-name="Standard">
      <style:text-properties officeooo:rsid="00661df2" officeooo:paragraph-rsid="00661df2"/>
    </style:style>
    <style:style style:name="P26" style:family="paragraph" style:parent-style-name="Standard">
      <style:text-properties officeooo:rsid="00661df2" officeooo:paragraph-rsid="006ed8eb"/>
    </style:style>
    <style:style style:name="P27" style:family="paragraph" style:parent-style-name="Standard">
      <style:text-properties officeooo:rsid="0068b1db" officeooo:paragraph-rsid="0068b1db"/>
    </style:style>
    <style:style style:name="P28" style:family="paragraph" style:parent-style-name="Standard">
      <style:text-properties officeooo:rsid="0068f948" officeooo:paragraph-rsid="0068f948"/>
    </style:style>
    <style:style style:name="P29" style:family="paragraph" style:parent-style-name="Standard"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officeooo:rsid="00e04c51" officeooo:paragraph-rsid="00e04c51"/>
    </style:style>
    <style:style style:name="P31" style:family="paragraph" style:parent-style-name="Standard" style:list-style-name="L4"/>
    <style:style style:name="P32" style:family="paragraph" style:parent-style-name="Table_20_Contents">
      <style:text-properties officeooo:rsid="002205c6" officeooo:paragraph-rsid="002205c6"/>
    </style:style>
    <style:style style:name="P33" style:family="paragraph" style:parent-style-name="Text_20_body">
      <style:text-properties fo:font-weight="normal" officeooo:rsid="0030e08d" officeooo:paragraph-rsid="0030e08d" style:font-weight-asian="normal" style:font-weight-complex="normal"/>
    </style:style>
    <style:style style:name="P34" style:family="paragraph" style:parent-style-name="Text_20_body">
      <style:text-properties fo:font-weight="normal" officeooo:rsid="0033f012" officeooo:paragraph-rsid="003909ce" style:font-weight-asian="normal" style:font-weight-complex="normal"/>
    </style:style>
    <style:style style:name="P35" style:family="paragraph" style:parent-style-name="Text_20_body">
      <style:text-properties fo:font-weight="normal" officeooo:rsid="0033f012" officeooo:paragraph-rsid="00721ac5" style:font-weight-asian="normal" style:font-weight-complex="normal"/>
    </style:style>
    <style:style style:name="P36" style:family="paragraph" style:parent-style-name="Text_20_body">
      <style:text-properties fo:font-weight="normal" officeooo:rsid="0033f012" officeooo:paragraph-rsid="00774b15" style:font-weight-asian="normal" style:font-weight-complex="normal"/>
    </style:style>
    <style:style style:name="P37" style:family="paragraph" style:parent-style-name="Text_20_body">
      <style:text-properties fo:font-weight="normal" officeooo:rsid="0033f012" officeooo:paragraph-rsid="0078eda8" style:font-weight-asian="normal" style:font-weight-complex="normal"/>
    </style:style>
    <style:style style:name="P38" style:family="paragraph" style:parent-style-name="Text_20_body">
      <style:text-properties fo:font-weight="normal" officeooo:rsid="003909ce" officeooo:paragraph-rsid="0076e10c" style:font-weight-asian="normal" style:font-weight-complex="normal"/>
    </style:style>
    <style:style style:name="P39" style:family="paragraph" style:parent-style-name="Text_20_body">
      <style:text-properties fo:font-weight="normal" officeooo:rsid="00449c02" officeooo:paragraph-rsid="004b6c37" style:font-weight-asian="normal" style:font-weight-complex="normal"/>
    </style:style>
    <style:style style:name="P40" style:family="paragraph" style:parent-style-name="Text_20_body">
      <style:text-properties fo:font-weight="normal" officeooo:rsid="00449c02" officeooo:paragraph-rsid="007a32c3" style:font-weight-asian="normal" style:font-weight-complex="normal"/>
    </style:style>
    <style:style style:name="P41" style:family="paragraph" style:parent-style-name="Text_20_body">
      <style:text-properties fo:font-weight="normal" officeooo:rsid="00449c02" officeooo:paragraph-rsid="007a4cfe" style:font-weight-asian="normal" style:font-weight-complex="normal"/>
    </style:style>
    <style:style style:name="P42" style:family="paragraph" style:parent-style-name="Text_20_body">
      <style:text-properties fo:font-weight="normal" officeooo:rsid="0051749f" officeooo:paragraph-rsid="0051ab3f" style:font-weight-asian="normal" style:font-weight-complex="normal"/>
    </style:style>
    <style:style style:name="P43" style:family="paragraph" style:parent-style-name="Text_20_body">
      <style:text-properties fo:font-weight="normal" officeooo:rsid="005444dd" officeooo:paragraph-rsid="005444dd" style:font-weight-asian="normal" style:font-weight-complex="normal"/>
    </style:style>
    <style:style style:name="P44" style:family="paragraph" style:parent-style-name="Text_20_body">
      <style:text-properties fo:font-weight="normal" officeooo:rsid="005444dd" officeooo:paragraph-rsid="0055961b" style:font-weight-asian="normal" style:font-weight-complex="normal"/>
    </style:style>
    <style:style style:name="P45" style:family="paragraph" style:parent-style-name="Text_20_body">
      <style:text-properties fo:font-weight="normal" officeooo:rsid="0058cf7b" officeooo:paragraph-rsid="0058cf7b" style:font-weight-asian="normal" style:font-weight-complex="normal"/>
    </style:style>
    <style:style style:name="P46" style:family="paragraph" style:parent-style-name="Text_20_body">
      <style:text-properties fo:font-weight="normal" officeooo:rsid="0059c2c8" officeooo:paragraph-rsid="0059c2c8" style:font-weight-asian="normal" style:font-weight-complex="normal"/>
    </style:style>
    <style:style style:name="P47" style:family="paragraph" style:parent-style-name="Text_20_body">
      <style:text-properties fo:font-weight="normal" officeooo:rsid="0061c8a1" officeooo:paragraph-rsid="0061c8a1" style:font-weight-asian="normal" style:font-weight-complex="normal"/>
    </style:style>
    <style:style style:name="P48" style:family="paragraph" style:parent-style-name="Text_20_body">
      <style:text-properties fo:font-weight="normal" officeooo:rsid="006c74cf" officeooo:paragraph-rsid="006c74cf" style:font-weight-asian="normal" style:font-weight-complex="normal"/>
    </style:style>
    <style:style style:name="P49" style:family="paragraph" style:parent-style-name="Text_20_body">
      <style:text-properties fo:font-weight="normal" officeooo:rsid="0085bb64" officeooo:paragraph-rsid="0085bb64" style:font-weight-asian="normal" style:font-weight-complex="normal"/>
    </style:style>
    <style:style style:name="P50" style:family="paragraph" style:parent-style-name="Text_20_body">
      <style:text-properties fo:font-weight="normal" officeooo:rsid="00b29093" officeooo:paragraph-rsid="00b29093" style:font-weight-asian="normal" style:font-weight-complex="normal"/>
    </style:style>
    <style:style style:name="P51" style:family="paragraph" style:parent-style-name="Text_20_body">
      <style:text-properties fo:font-weight="normal" officeooo:rsid="00f5bbb4" officeooo:paragraph-rsid="00f5bbb4" style:font-weight-asian="normal" style:font-weight-complex="normal"/>
    </style:style>
    <style:style style:name="P52" style:family="paragraph" style:parent-style-name="Text_20_body">
      <style:text-properties officeooo:rsid="0068b1db" officeooo:paragraph-rsid="0068b1db"/>
    </style:style>
    <style:style style:name="P53" style:family="paragraph" style:parent-style-name="Text_20_body" style:list-style-name="">
      <style:text-properties officeooo:rsid="00811a37" officeooo:paragraph-rsid="00811a37"/>
    </style:style>
    <style:style style:name="P54" style:family="paragraph" style:parent-style-name="Text_20_body" style:list-style-name="">
      <style:text-properties officeooo:rsid="008b61f4" officeooo:paragraph-rsid="008b61f4"/>
    </style:style>
    <style:style style:name="P55" style:family="paragraph" style:parent-style-name="Text_20_body" style:list-style-name="">
      <style:text-properties officeooo:paragraph-rsid="00950c91"/>
    </style:style>
    <style:style style:name="P56" style:family="paragraph" style:parent-style-name="Text_20_body" style:list-style-name="">
      <style:text-properties officeooo:paragraph-rsid="0099725c"/>
    </style:style>
    <style:style style:name="P57" style:family="paragraph" style:parent-style-name="Text_20_body" style:list-style-name="">
      <style:text-properties officeooo:rsid="008e125d" officeooo:paragraph-rsid="008e125d"/>
    </style:style>
    <style:style style:name="P58" style:family="paragraph" style:parent-style-name="Text_20_body" style:list-style-name="L3">
      <style:text-properties officeooo:paragraph-rsid="00950c91"/>
    </style:style>
    <style:style style:name="P59" style:family="paragraph" style:parent-style-name="Text_20_body" style:list-style-name="">
      <style:text-properties officeooo:rsid="009ccaa6" officeooo:paragraph-rsid="009ccaa6"/>
    </style:style>
    <style:style style:name="P60" style:family="paragraph" style:parent-style-name="Text_20_body" style:list-style-name="">
      <style:text-properties officeooo:rsid="009ccaa6" officeooo:paragraph-rsid="00950c91"/>
    </style:style>
    <style:style style:name="P61" style:family="paragraph" style:parent-style-name="Text_20_body" style:list-style-name="">
      <style:text-properties officeooo:rsid="009ccaa6" officeooo:paragraph-rsid="00a5cf2b"/>
    </style:style>
    <style:style style:name="P62" style:family="paragraph" style:parent-style-name="Text_20_body" style:list-style-name="">
      <style:text-properties officeooo:rsid="009fda7e" officeooo:paragraph-rsid="00a733eb"/>
    </style:style>
    <style:style style:name="P63" style:family="paragraph" style:parent-style-name="Text_20_body" style:list-style-name="">
      <style:text-properties officeooo:rsid="00a2feda" officeooo:paragraph-rsid="00a2feda"/>
    </style:style>
    <style:style style:name="P64" style:family="paragraph" style:parent-style-name="Text_20_body" style:list-style-name="">
      <style:text-properties officeooo:rsid="00b141d6" officeooo:paragraph-rsid="00b141d6"/>
    </style:style>
    <style:style style:name="P65" style:family="paragraph" style:parent-style-name="Text_20_body" style:list-style-name="">
      <style:text-properties officeooo:rsid="00bc2c4b" officeooo:paragraph-rsid="00bc2c4b"/>
    </style:style>
    <style:style style:name="P66" style:family="paragraph" style:parent-style-name="Text_20_body" style:list-style-name="">
      <style:text-properties officeooo:rsid="00c25c25" officeooo:paragraph-rsid="00c3e545"/>
    </style:style>
    <style:style style:name="P67" style:family="paragraph" style:parent-style-name="Text_20_body" style:list-style-name="">
      <style:text-properties officeooo:rsid="00cfed0e" officeooo:paragraph-rsid="00cfed0e"/>
    </style:style>
    <style:style style:name="P68" style:family="paragraph" style:parent-style-name="Text_20_body" style:list-style-name="">
      <style:text-properties officeooo:rsid="00d3fe94" officeooo:paragraph-rsid="00d3fe94"/>
    </style:style>
    <style:style style:name="P69" style:family="paragraph" style:parent-style-name="Text_20_body" style:list-style-name="">
      <style:text-properties officeooo:rsid="00d9307f" officeooo:paragraph-rsid="00d9307f"/>
    </style:style>
    <style:style style:name="T1" style:family="text">
      <style:text-properties officeooo:rsid="000b34a2"/>
    </style:style>
    <style:style style:name="T2" style:family="text">
      <style:text-properties officeooo:rsid="000b81db"/>
    </style:style>
    <style:style style:name="T3" style:family="text">
      <style:text-properties officeooo:rsid="000bf505"/>
    </style:style>
    <style:style style:name="T4" style:family="text">
      <style:text-properties officeooo:rsid="0010ded7"/>
    </style:style>
    <style:style style:name="T5" style:family="text">
      <style:text-properties officeooo:rsid="001aaa51"/>
    </style:style>
    <style:style style:name="T6" style:family="text">
      <style:text-properties officeooo:rsid="001d10fd"/>
    </style:style>
    <style:style style:name="T7" style:family="text">
      <style:text-properties officeooo:rsid="001e30fa"/>
    </style:style>
    <style:style style:name="T8" style:family="text">
      <style:text-properties officeooo:rsid="0024189d"/>
    </style:style>
    <style:style style:name="T9" style:family="text">
      <style:text-properties officeooo:rsid="00258229"/>
    </style:style>
    <style:style style:name="T10" style:family="text">
      <style:text-properties officeooo:rsid="002a9648"/>
    </style:style>
    <style:style style:name="T11" style:family="text">
      <style:text-properties officeooo:rsid="0032d5ef"/>
    </style:style>
    <style:style style:name="T12" style:family="text">
      <style:text-properties officeooo:rsid="0032fc1f"/>
    </style:style>
    <style:style style:name="T13" style:family="text">
      <style:text-properties officeooo:rsid="00339874"/>
    </style:style>
    <style:style style:name="T14" style:family="text">
      <style:text-properties officeooo:rsid="00351966"/>
    </style:style>
    <style:style style:name="T15" style:family="text">
      <style:text-properties officeooo:rsid="0035d3f2"/>
    </style:style>
    <style:style style:name="T16" style:family="text">
      <style:text-properties fo:font-variant="normal" fo:text-transform="none" fo:color="#222222" loext:opacity="100%" fo:letter-spacing="normal" fo:font-style="normal" fo:font-weight="normal" officeooo:rsid="00c84c76"/>
    </style:style>
    <style:style style:name="T17" style:family="text">
      <style:text-properties officeooo:rsid="00375e63"/>
    </style:style>
    <style:style style:name="T18" style:family="text">
      <style:text-properties officeooo:rsid="0037c1cd"/>
    </style:style>
    <style:style style:name="T19" style:family="text">
      <style:text-properties officeooo:rsid="003bd0c8"/>
    </style:style>
    <style:style style:name="T20" style:family="text">
      <style:text-properties officeooo:rsid="003d3560"/>
    </style:style>
    <style:style style:name="T21" style:family="text">
      <style:text-properties officeooo:rsid="003e1014"/>
    </style:style>
    <style:style style:name="T22" style:family="text">
      <style:text-properties officeooo:rsid="003f16e1"/>
    </style:style>
    <style:style style:name="T23" style:family="text">
      <style:text-properties officeooo:rsid="003fd499"/>
    </style:style>
    <style:style style:name="T24" style:family="text">
      <style:text-properties officeooo:rsid="00403911"/>
    </style:style>
    <style:style style:name="T25" style:family="text">
      <style:text-properties officeooo:rsid="00416cc3"/>
    </style:style>
    <style:style style:name="T26" style:family="text">
      <style:text-properties officeooo:rsid="0045f8fd"/>
    </style:style>
    <style:style style:name="T27" style:family="text">
      <style:text-properties officeooo:rsid="0046c7d3"/>
    </style:style>
    <style:style style:name="T28" style:family="text">
      <style:text-properties fo:font-weight="bold" officeooo:rsid="00484913" style:font-weight-asian="bold" style:font-weight-complex="bold"/>
    </style:style>
    <style:style style:name="T29" style:family="text">
      <style:text-properties fo:font-weight="bold" officeooo:rsid="004a5e67" style:font-weight-asian="bold" style:font-weight-complex="bold"/>
    </style:style>
    <style:style style:name="T30" style:family="text">
      <style:text-properties fo:font-weight="bold" officeooo:rsid="004b6c37" style:font-weight-asian="bold" style:font-weight-complex="bold"/>
    </style:style>
    <style:style style:name="T31" style:family="text">
      <style:text-properties fo:font-weight="bold" officeooo:rsid="00147e48" style:font-weight-asian="bold" style:font-weight-complex="bold"/>
    </style:style>
    <style:style style:name="T32" style:family="text">
      <style:text-properties fo:font-weight="bold" officeooo:rsid="00277447" style:font-weight-asian="bold" style:font-weight-complex="bold"/>
    </style:style>
    <style:style style:name="T33" style:family="text">
      <style:text-properties officeooo:rsid="0049214a"/>
    </style:style>
    <style:style style:name="T34" style:family="text">
      <style:text-properties officeooo:rsid="004b6c37"/>
    </style:style>
    <style:style style:name="T35" style:family="text">
      <style:text-properties officeooo:rsid="004bcf3d"/>
    </style:style>
    <style:style style:name="T36" style:family="text">
      <style:text-properties officeooo:rsid="004da865"/>
    </style:style>
    <style:style style:name="T37" style:family="text">
      <style:text-properties officeooo:rsid="00507dbb"/>
    </style:style>
    <style:style style:name="T38" style:family="text">
      <style:text-properties officeooo:rsid="0050cf5f"/>
    </style:style>
    <style:style style:name="T39" style:family="text">
      <style:text-properties officeooo:rsid="0051749f"/>
    </style:style>
    <style:style style:name="T40" style:family="text">
      <style:text-properties officeooo:rsid="0052e11f"/>
    </style:style>
    <style:style style:name="T41" style:family="text">
      <style:text-properties officeooo:rsid="0055619f"/>
    </style:style>
    <style:style style:name="T42" style:family="text">
      <style:text-properties officeooo:rsid="005bb3b0"/>
    </style:style>
    <style:style style:name="T43" style:family="text">
      <style:text-properties officeooo:rsid="005fac05"/>
    </style:style>
    <style:style style:name="T44" style:family="text">
      <style:text-properties officeooo:rsid="0061c8a1"/>
    </style:style>
    <style:style style:name="T45" style:family="text">
      <style:text-properties officeooo:rsid="006466fb"/>
    </style:style>
    <style:style style:name="T46" style:family="text">
      <style:text-properties officeooo:rsid="006acc75"/>
    </style:style>
    <style:style style:name="T47" style:family="text">
      <style:text-properties officeooo:rsid="006b367f"/>
    </style:style>
    <style:style style:name="T48" style:family="text">
      <style:text-properties officeooo:rsid="0073baf0"/>
    </style:style>
    <style:style style:name="T49" style:family="text">
      <style:text-properties officeooo:rsid="00744c25"/>
    </style:style>
    <style:style style:name="T50" style:family="text">
      <style:text-properties officeooo:rsid="00754687"/>
    </style:style>
    <style:style style:name="T51" style:family="text">
      <style:text-properties officeooo:rsid="007bbd4a"/>
    </style:style>
    <style:style style:name="T52" style:family="text">
      <style:text-properties officeooo:rsid="007c9015"/>
    </style:style>
    <style:style style:name="T53" style:family="text">
      <style:text-properties officeooo:rsid="007ef7eb"/>
    </style:style>
    <style:style style:name="T54" style:family="text">
      <style:text-properties officeooo:rsid="0082fa91"/>
    </style:style>
    <style:style style:name="T55" style:family="text">
      <style:text-properties officeooo:rsid="00879e3a"/>
    </style:style>
    <style:style style:name="T56" style:family="text">
      <style:text-properties officeooo:rsid="008f7dd5"/>
    </style:style>
    <style:style style:name="T57" style:family="text">
      <style:text-properties officeooo:rsid="00912d47"/>
    </style:style>
    <style:style style:name="T58" style:family="text">
      <style:text-properties officeooo:rsid="00938760"/>
    </style:style>
    <style:style style:name="T59" style:family="text">
      <style:text-properties officeooo:rsid="00946f26"/>
    </style:style>
    <style:style style:name="T60" style:family="text">
      <style:text-properties officeooo:rsid="0096187f"/>
    </style:style>
    <style:style style:name="T61" style:family="text">
      <style:text-properties officeooo:rsid="0097d4f0"/>
    </style:style>
    <style:style style:name="T62" style:family="text">
      <style:text-properties officeooo:rsid="0099725c"/>
    </style:style>
    <style:style style:name="T63" style:family="text">
      <style:text-properties officeooo:rsid="009b68fe"/>
    </style:style>
    <style:style style:name="T64" style:family="text">
      <style:text-properties officeooo:rsid="009ccaa6"/>
    </style:style>
    <style:style style:name="T65" style:family="text">
      <style:text-properties officeooo:rsid="009e5049"/>
    </style:style>
    <style:style style:name="T66" style:family="text">
      <style:text-properties officeooo:rsid="00a14ae5"/>
    </style:style>
    <style:style style:name="T67" style:family="text">
      <style:text-properties officeooo:rsid="00a3ae7b"/>
    </style:style>
    <style:style style:name="T68" style:family="text">
      <style:text-properties officeooo:rsid="00a42ac6"/>
    </style:style>
    <style:style style:name="T69" style:family="text">
      <style:text-properties officeooo:rsid="00aad9aa"/>
    </style:style>
    <style:style style:name="T70" style:family="text">
      <style:text-properties officeooo:rsid="00b29093"/>
    </style:style>
    <style:style style:name="T71" style:family="text">
      <style:text-properties officeooo:rsid="00b645d5"/>
    </style:style>
    <style:style style:name="T72" style:family="text">
      <style:text-properties officeooo:rsid="00b7c4c6"/>
    </style:style>
    <style:style style:name="T73" style:family="text">
      <style:text-properties officeooo:rsid="00b95411"/>
    </style:style>
    <style:style style:name="T74" style:family="text">
      <style:text-properties officeooo:rsid="00bac1ec"/>
    </style:style>
    <style:style style:name="T75" style:family="text">
      <style:text-properties officeooo:rsid="00be1ebb"/>
    </style:style>
    <style:style style:name="T76" style:family="text">
      <style:text-properties officeooo:rsid="00c3738e"/>
    </style:style>
    <style:style style:name="T77" style:family="text">
      <style:text-properties officeooo:rsid="00c590f5"/>
    </style:style>
    <style:style style:name="T78" style:family="text">
      <style:text-properties officeooo:rsid="00c84c76"/>
    </style:style>
    <style:style style:name="T79" style:family="text">
      <style:text-properties officeooo:rsid="00cbe6e3"/>
    </style:style>
    <style:style style:name="T80" style:family="text">
      <style:text-properties officeooo:rsid="00cde95e"/>
    </style:style>
    <style:style style:name="T81" style:family="text">
      <style:text-properties officeooo:rsid="00cf08c1"/>
    </style:style>
    <style:style style:name="T82" style:family="text">
      <style:text-properties officeooo:rsid="00d63c73"/>
    </style:style>
    <style:style style:name="T83" style:family="text">
      <style:text-properties officeooo:rsid="00d640ad"/>
    </style:style>
    <style:style style:name="T84" style:family="text">
      <style:text-properties officeooo:rsid="00d80958"/>
    </style:style>
    <style:style style:name="T85" style:family="text">
      <style:text-properties officeooo:rsid="00dc19e3"/>
    </style:style>
    <style:style style:name="T86" style:family="text">
      <style:text-properties officeooo:rsid="00dd25ca"/>
    </style:style>
    <style:style style:name="T87" style:family="text">
      <style:text-properties officeooo:rsid="00e0b180"/>
    </style:style>
    <style:style style:name="T88" style:family="text">
      <style:text-properties officeooo:rsid="00e20aad"/>
    </style:style>
    <style:style style:name="T89" style:family="text">
      <style:text-properties officeooo:rsid="00e52550"/>
    </style:style>
    <style:style style:name="T90" style:family="text">
      <style:text-properties officeooo:rsid="00e6b468"/>
    </style:style>
    <style:style style:name="T91" style:family="text">
      <style:text-properties officeooo:rsid="00e6b8cc"/>
    </style:style>
    <style:style style:name="T92" style:family="text">
      <style:text-properties officeooo:rsid="00ef2cd4"/>
    </style:style>
    <style:style style:name="T93" style:family="text">
      <style:text-properties officeooo:rsid="00f16363"/>
    </style:style>
    <style:style style:name="T94" style:family="text">
      <style:text-properties officeooo:rsid="00f35b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uster administration</text:h>
      <text:h text:style-name="Heading_20_2" text:outline-level="2">Check CNI plugin configuration</text:h>
      <text:p text:style-name="P23">Localted in /etc/cni</text:p>
      <text:p text:style-name="P5"/>
      <text:h text:style-name="Heading_20_2" text:outline-level="2">Upgrade node</text:h>
      <text:h text:style-name="Heading_20_3" text:outline-level="3">kubeadm</text:h>
      <text:p text:style-name="P24">kubeadm version</text:p>
      <text:p text:style-name="P26">kubectl drain &lt;node&gt; --ignore-daemonsets=true</text:p>
      <text:p text:style-name="P24">apt update &amp; apt install kubeadm=’1.28.2’</text:p>
      <text:p text:style-name="P24">kubeadm upgrade node</text:p>
      <text:h text:style-name="Heading_20_3" text:outline-level="3">kubelet &amp; kubectl</text:h>
      <text:p text:style-name="P24">apt-update</text:p>
      <text:p text:style-name="P24">apt show kubectl -a | grep 1.28</text:p>
      <text:p text:style-name="P24">apt show kubelet -a | grep 1.28</text:p>
      <text:p text:style-name="P25">apt install kubectl=’1.28.2-00’ kubelet=’1.28.2-00’</text:p>
      <text:p text:style-name="P28"># Always drain nodes before updating kubelet.</text:p>
      <text:p text:style-name="P25">kubectl drain &lt;node&gt; --ignore-daemonsets=true</text:p>
      <text:p text:style-name="P25">service kubelet restart</text:p>
      <text:h text:style-name="Heading_20_2" text:outline-level="2">Join cluster</text:h>
      <text:p text:style-name="P52">On the CP : kubeadm token create --print-join-command</text:p>
      <text:p text:style-name="P27">Execute the join cluster on the node, run kubeadm reset if troubles.</text:p>
      <text:p text:style-name="P24"/>
      <text:p text:style-name="P5"/>
      <text:h text:style-name="Heading_20_2" text:outline-level="2">Check certificates validity (expiration date) <text:span text:style-name="T3">and renew</text:span></text:h>
      <text:h text:style-name="P1" text:outline-level="3">Check <text:span text:style-name="T46">server </text:span><text:span text:style-name="T47">components</text:span> certificates </text:h>
      <text:p text:style-name="P7">Stored in /etc/kubernetes/pki</text:p>
      <text:p text:style-name="P7"><text:span text:style-name="T2">via openssl : </text:span>openssl x509 -<text:span text:style-name="T1">t</text:span>ext -in /etc/kubernetes/pki/apiserver.crt</text:p>
      <text:p text:style-name="P8">via kubeadm : kubeadm certs check-expiration</text:p>
      <text:p text:style-name="P7"/>
      <text:p text:style-name="P7">kubeadm certs renew apiserver</text:p>
      <text:p text:style-name="P7"/>
      <text:h text:style-name="Heading_20_3" text:outline-level="3">Check kubelet certificates </text:h>
      <text:p text:style-name="P10">One client cert (connect to the kube-apiserver) : /var/lib/kubelet/pki/kubelet-client-current.pem</text:p>
      <text:p text:style-name="P10"><text:span text:style-name="T4">O</text:span>ne server cert (get connection from kubeapi-server) : /var/lib/kubelet/pki/kubelet.crt</text:p>
      <text:p text:style-name="P9"/>
      <text:p text:style-name="P9"><text:a xlink:type="simple" xlink:href="https://kubernetes.io/docs/reference/command-line-tools-reference/kubelet" text:style-name="Internet_20_link" text:visited-style-name="Visited_20_Internet_20_Link">https://kubernetes.io/docs/reference/command-line-tools-reference/kubelet</text:a></text:p>
      <text:p text:style-name="P9"><text:a xlink:type="simple" xlink:href="https://kubernetes.io/docs/reference/command-line-tools-reference/kubelet-tls-bootstrapping" text:style-name="Internet_20_link" text:visited-style-name="Visited_20_Internet_20_Link">https://kubernetes.io/docs/reference/command-line-tools-reference/kubelet-tls-bootstrapping</text:a></text:p>
      <text:p text:style-name="P9"/>
      <text:p text:style-name="P22">Check kubelet logs : jounralctl -u kubectl</text:p>
      <text:p text:style-name="P9"/>
      <text:h text:style-name="Heading_20_2" text:outline-level="2"><text:span text:style-name="T31">Backup etcd database </text:span><text:span text:style-name="T32">and restore it</text:span></text:h>
      <text:p text:style-name="P16">etcld snapshot save /tmp/&lt;myfile&gt;.db</text:p>
      <text:p text:style-name="P17">May fail because not authenticated.</text:p>
      <text:p text:style-name="P17"/>
      <text:p text:style-name="P17"><text:soft-page-break/><text:span text:style-name="T9">C</text:span><text:span text:style-name="T8">heck the etcd connection infos for the apiserver and use them.</text:span></text:p>
      <text:p text:style-name="P16">cat /etc/kubernetes/manifests/kube-apiserver.yaml | grep etcd</text:p>
      <text:p text:style-name="P16">ETCDCTL_API=3 etcdctl snapshot save /tmp/etcd-backup.db \</text:p>
      <text:p text:style-name="P16">--cacert /etc/kubernetes/pki/etcd/ca.crt \</text:p>
      <text:p text:style-name="P16">--cert /etc/kubernetes/pki/etcd/server.crt \</text:p>
      <text:p text:style-name="P16">--key /etc/kubernetes/pki/etcd/server.key</text:p>
      <text:p text:style-name="P16"/>
      <text:p text:style-name="P18"># <text:span text:style-name="T10">S</text:span>top all CP components <text:span text:style-name="T10">and restore the backup.</text:span></text:p>
      <text:p text:style-name="P19"># Move everything from /etc/kubernetes/manifests to another temp location.</text:p>
      <text:p text:style-name="P19"/>
      <text:p text:style-name="P9">ETCDCTL_API=3 etcdctl snapshot restore /tmp/etcd-backup.db \</text:p>
      <text:p text:style-name="P9">--data-dir /var/lib/etcd-backup \</text:p>
      <text:p text:style-name="P9">--cacert /etc/kubernetes/pki/etcd/ca.crt \</text:p>
      <text:p text:style-name="P9">--cert /etc/kubernetes/pki/etcd/server.crt \</text:p>
      <text:p text:style-name="P9">--key /etc/kubernetes/pki/etcd/server.key</text:p>
      <text:p text:style-name="P9"/>
      <text:p text:style-name="P20"># Tell etcd to use restored files, update volume etcd-data hostPath in etcd backuped file.</text:p>
      <text:p text:style-name="P21"># Move back everything backuped in <text:span text:style-name="T10">/etc/kubernetes/manifests</text:span></text:p>
      <text:p text:style-name="P20"/>
      <text:h text:style-name="Heading_20_2" text:outline-level="2">Components options</text:h>
      <text:p text:style-name="Standard"><text:span text:style-name="T90">k</text:span>ube-apiserver.<text:span text:style-name="T89">yaml</text:span></text:p>
      <text:list text:style-name="L4">
        <text:list-item>
          <text:p text:style-name="P31"><text:span text:style-name="T87">Admission controllers </text:span><text:span text:style-name="T91">plugins : --enable-admission-plugins=NodeRestriction</text:span></text:p>
        </text:list-item>
        <text:list-item>
          <text:p text:style-name="P31"><text:span text:style-name="T92">Service IP range : </text:span><text:s/>--service-cluster-ip-range</text:p>
        </text:list-item>
      </text:list>
      <text:p text:style-name="P30"/>
      <text:h text:style-name="P3" text:outline-level="1"/>
      <text:h text:style-name="P3" text:outline-level="1">Deployment rollout</text:h>
      <text:h text:style-name="P53" text:outline-level="1">updateStrategy.type: RollingUpdate|OnDelete|Recreate|…</text:h>
      <text:h text:style-name="P54" text:outline-level="1"># Get history and revision details.<text:line-break/><text:span text:style-name="T53">kubectl rollout history deploy webserver<text:line-break/>kubectl rollout history deploy webserver –revision=1</text:span></text:h>
      <text:h text:style-name="P54" text:outline-level="1"># Undo deployment.<text:line-break/><text:span text:style-name="T53">kubectl rollout undo deploy webserver<text:line-break/>kubectl rollout undo deploy webserver –</text:span><text:span text:style-name="T54">to-revision=1</text:span></text:h>
      <text:h text:style-name="P54" text:outline-level="1"># Deployment status, pause and resume.<text:line-break/><text:span text:style-name="T53">kubectl rollout status </text:span>deploy<text:span text:style-name="T53"> </text:span>my-deploy</text:h>
      <text:h text:style-name="P57" text:outline-level="1"># Update a deployment. Use edit/patch, set <text:span text:style-name="T58">or apply -f (only template updated)</text:span>, for the template section.<text:line-break/>kubectl set resources --limits=cpu=200m,memory=512Mi deploy my-deploy<text:line-break/>kubectl set <text:span text:style-name="T56">image</text:span> &lt;<text:span text:style-name="T56">containerName</text:span>&gt;<text:span text:style-name="T56">=‘&lt;imageName&gt;’</text:span> deploy my-deploy</text:h>
      <text:h text:style-name="Heading_20_1" text:outline-level="1">Annotations <text:span text:style-name="T57">&amp; labels</text:span></text:h>
      <text:h text:style-name="P56" text:outline-level="1"><text:span text:style-name="T61"># Create / </text:span><text:span text:style-name="T64">d</text:span><text:span text:style-name="T61">elete annotation.<text:line-break/></text:span><text:span text:style-name="T56">kubectl annotate deployment nginx <text:s/>&lt;</text:span><text:span text:style-name="T60">annotationKey&gt;=</text:span><text:span text:style-name="T56">&lt;</text:span><text:span text:style-name="T60">annotationValue&gt; </text:span><text:span text:style-name="T56">--overwrite=true<text:line-break/></text:span><text:span text:style-name="T62">kubectl annotation deployment nginx &lt;annotationKey&gt;-</text:span><text:span text:style-name="T56"><text:line-break/></text:span></text:h>
      <text:h text:style-name="P55" text:outline-level="1"><text:span text:style-name="T63">Well known </text:span><text:span text:style-name="T59">annotations : </text:span></text:h>
      <text:list text:style-name="L3">
        <text:list-item>
          <text:h text:style-name="P58" text:outline-level="1"><text:span text:style-name="T56">kubernetes.io/change-cause="</text:span><text:span text:style-name="T59">update rollout change cause for a deployment</text:span><text:span text:style-name="T56">"</text:span></text:h>
        </text:list-item>
      </text:list>
      <text:h text:style-name="P60" text:outline-level="1"><text:soft-page-break/></text:h>
      <text:h text:style-name="P62" text:outline-level="1"># <text:span text:style-name="T69">C</text:span><text:span text:style-name="T66">reate / </text:span><text:span text:style-name="T69">update</text:span><text:span text:style-name="T66"> </text:span>label <text:span text:style-name="T66">(-l for selector)</text:span>.<text:line-break/><text:span text:style-name="T68">kubectl label pod &lt;myPod&gt; &lt;labelKey&gt;=&lt;labelValue&gt;</text:span><text:line-break/>kubectl label pods -l app=nginx tier=fe</text:h>
      <text:h text:style-name="P61" text:outline-level="1"># <text:span text:style-name="T68">D</text:span>elete labels.<text:line-break/></text:h>
      <text:h text:style-name="P61" text:outline-level="1"/>
      <text:h text:style-name="P63" text:outline-level="1"># Show labels (-l selector, -L gives the label name).<text:line-break/>kubectl get pods -l app=nginx -L tier<text:line-break/><text:span text:style-name="T67">kubectl get pods --show-labels</text:span></text:h>
      <text:h text:style-name="P59" text:outline-level="1"><text:span text:style-name="T65"># Select pods by labels.<text:line-break/>k</text:span>ubectl get pods -l environment=production,tier=frontend<text:line-break/>kubectl get pods -l 'environment in (production),tier in (frontend)'</text:h>
      <text:h text:style-name="Heading_20_1" text:outline-level="1">Jobs / CronJob<text:span text:style-name="T74">s</text:span></text:h>
      <text:h text:style-name="Heading_20_2" text:outline-level="2">Jobs</text:h>
      <text:h text:style-name="P66" text:outline-level="1"><text:span text:style-name="T79">spec.template : Job’s pod template.</text:span><text:line-break/>spec.completions : number of executions.<text:line-break/>spec.parallelism : <text:span text:style-name="T76">number of execution in the same time.<text:line-break/></text:span><text:span text:style-name="T77">spec.activeDeadlineSeconds : number the second after job starts before killed.</text:span><text:span text:style-name="T76"><text:line-break/></text:span></text:h>
      <text:p text:style-name="P29">More options for indexed jobs, see doc.<text:line-break/><text:span text:style-name="T78">Suspend a job : update </text:span><text:span text:style-name="T16">spec.suspend to true.<text:line-break/>kubectl patch job/myjob --type=strategic --patch '{"spec":{"suspend":true}}'</text:span></text:p>
      <text:h text:style-name="Heading_20_2" text:outline-level="2">CronJobs</text:h>
      <text:h text:style-name="P64" text:outline-level="1"><text:span text:style-name="T70">s</text:span>pec.jobTemplate : pod spec template.<text:line-break/><text:span text:style-name="T70">spec.schedule : schedule </text:span><text:span text:style-name="T71">declaration : </text:span><text:span text:style-name="T72">*/1 * * * * </text:span><text:span text:style-name="T80">(&lt;minute&gt; &lt;hour&gt; &lt;day month&gt; &lt;month&gt; &lt;day week&gt;</text:span><text:span text:style-name="T72">)</text:span><text:span text:style-name="T71">.<text:line-break/></text:span><text:span text:style-name="T73">spec.concurrencyPolicy: Allow </text:span><text:span text:style-name="T81">(default)|</text:span><text:span text:style-name="T73">Forbid</text:span><text:span text:style-name="T81">|Replace</text:span><text:span text:style-name="T73"><text:line-break/></text:span></text:h>
      <text:h text:style-name="P67" text:outline-level="1">Can be suspended just like jobs.</text:h>
      <text:h text:style-name="P65" text:outline-level="1"># Job logs.<text:line-break/>kubectl logs job/&lt;<text:span text:style-name="T75">jobPodName&gt;</text:span></text:h>
      <text:h text:style-name="Heading_20_1" text:outline-level="1">Taints and Tolerations</text:h>
      <text:h text:style-name="P68" text:outline-level="1"># <text:span text:style-name="T82">T</text:span>aint / <text:span text:style-name="T83">Untaint </text:span>a node <text:span text:style-name="T84">(effects NoSchedule, PreferNoSchedule, NoExecute)</text:span>.<text:line-break/>kubectl taint nodes foo dedicated=special-user:NoSchedule<text:line-break/>kubectl taint nodes foo dedicated-<text:line-break/></text:h>
      <text:h text:style-name="P69" text:outline-level="1"># spec.toleration<text:line-break/>tolerations:<text:line-break/>- key: "key1"<text:line-break/> <text:s/>operator: "Equal"<text:line-break/> <text:s/>value: "value1"<text:line-break/><text:soft-page-break/> <text:s/>effect: "NoSchedule"<text:line-break/><text:span text:style-name="T85"># No value / operator. </text:span><text:span text:style-name="T86">Despide, taint will look like it has no key in describe: &lt;key&gt;:&lt;effect&gt;.</text:span><text:line-break/>- key: "key1"<text:line-break/> <text:s/>effect: "NoExecute"</text:h>
      <text:h text:style-name="P2" text:outline-level="1">Network policies</text:h>
      <text:p text:style-name="P6">Create network polic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# <text:span text:style-name="T5">Allow trafic if (pod label db1 AND port 1111)</text:span></text:p>
            <text:p text:style-name="P12"><text:span text:style-name="T5"># OR (pod label db2 AND port 222).</text:span></text:p>
            <text:p text:style-name="P11"><text:s text:c="2"/>egress:</text:p>
            <text:p text:style-name="P11"><text:s text:c="2"/>- to:</text:p>
            <text:p text:style-name="P11"><text:s text:c="4"/>- podSelector:</text:p>
            <text:p text:style-name="P11"><text:s text:c="10"/>matchLabels:</text:p>
            <text:p text:style-name="P11"><text:s text:c="12"/>app: db1</text:p>
            <text:p text:style-name="P11"><text:s text:c="4"/>ports:</text:p>
            <text:p text:style-name="P11"><text:s text:c="6"/>- protocol: TCP</text:p>
            <text:p text:style-name="P11"><text:s text:c="8"/>port: 1111</text:p>
            <text:p text:style-name="P11"><text:s text:c="2"/>- to:</text:p>
            <text:p text:style-name="P11"><text:s text:c="4"/>- podSelector:</text:p>
            <text:p text:style-name="P11"><text:s text:c="10"/>matchLabels:</text:p>
            <text:p text:style-name="P11"><text:s text:c="12"/>app: db2</text:p>
            <text:p text:style-name="P11"><text:s text:c="4"/>ports:</text:p>
            <text:p text:style-name="P11"><text:s text:c="6"/>- protocol: TCP</text:p>
            <text:p text:style-name="P11"><text:s text:c="8"/>port: 2222</text:p>
          </table:table-cell>
          <table:table-cell table:style-name="Table1.A1" office:value-type="string">
            <text:p text:style-name="P32"># Allow trafic if (label db1 OR label db2)</text:p>
            <text:p text:style-name="P32"># AND (port 1111 OR port 2222).</text:p>
            <text:p text:style-name="P32">egress:</text:p>
            <text:p text:style-name="Table_20_Contents">- <text:s/>to:</text:p>
            <text:p text:style-name="Table_20_Contents"><text:s text:c="6"/>- podSelector: <text:s/>possibility</text:p>
            <text:p text:style-name="Table_20_Contents"><text:s text:c="10"/>matchLabels:</text:p>
            <text:p text:style-name="Table_20_Contents"><text:s text:c="12"/>app: db1</text:p>
            <text:p text:style-name="Table_20_Contents"><text:s text:c="6"/>- podSelector: </text:p>
            <text:p text:style-name="Table_20_Contents"><text:s text:c="10"/>matchLabels:</text:p>
            <text:p text:style-name="Table_20_Contents"><text:s text:c="12"/>app: db2</text:p>
            <text:p text:style-name="Table_20_Contents"><text:s text:c="6"/>ports: </text:p>
            <text:p text:style-name="Table_20_Contents"><text:s text:c="6"/>- protocol: TCP <text:s text:c="2"/>possibility</text:p>
            <text:p text:style-name="Table_20_Contents"><text:s text:c="8"/>port: 1111</text:p>
            <text:p text:style-name="Table_20_Contents"><text:s text:c="6"/>- protocol: TCP </text:p>
            <text:p text:style-name="Table_20_Contents"><text:s text:c="8"/>port: 2222</text:p>
          </table:table-cell>
        </table:table-row>
      </table:table>
      <text:p text:style-name="P14"/>
      <text:p text:style-name="P13">Test with <text:span text:style-name="T6">from container with </text:span>pods Ips : </text:p>
      <text:p text:style-name="P15">k get pods -o wide</text:p>
      <text:p text:style-name="P13">k exec &lt;pod&gt; -- curl -s &lt;<text:span text:style-name="T7">podIp&gt;</text:span>:&lt;<text:span text:style-name="T7">port&gt;</text:span></text:p>
      <text:p text:style-name="P13"/>
      <text:p text:style-name="P13"/>
      <text:h text:style-name="P4" text:outline-level="4"/>
      <text:h text:style-name="P2" text:outline-level="1">Volumes and data</text:h>
      <text:h text:style-name="Heading_20_2" text:outline-level="2"><text:span text:style-name="T25">C</text:span>onfig<text:span text:style-name="T25">M</text:span>aps</text:h>
      <text:p text:style-name="Standard"># Create a configmap from litteral or file.</text:p>
      <text:p text:style-name="Standard">kubectl create configmap &lt;<text:span text:style-name="T13">name&gt;</text:span> –from-literal=<text:span text:style-name="T12">key=value</text:span> <text:s/>--from-file=&lt;<text:span text:style-name="T11">filePath</text:span>&gt;</text:p>
      <text:p text:style-name="P3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4"># Get as <text:span text:style-name="T18">ENV</text:span> in container spec<text:span text:style-name="T14">s, </text:span><text:span text:style-name="T18">one by one.</text:span><text:line-break/>e<text:span text:style-name="T15">nv:<text:line-break/> <text:s/>- name: MY_ENV_VAR<text:line-break/> <text:s text:c="3"/>valueFrom: <text:line-break/> <text:s text:c="5"/>configMapKeyRef:<text:line-break/> <text:s text:c="7"/>name: &lt;name&gt;<text:line-break/> <text:s text:c="7"/></text:span><text:span text:style-name="T17">key: key</text:span></text:p>
            <text:p text:style-name="P38"># Get as ENV in container <text:span text:style-name="T19">s</text:span>p<text:span text:style-name="T19">ec, all in one.<text:line-break/></text:span><text:span text:style-name="T20">envFrom:<text:line-break/>- configMapRef:<text:line-break/> <text:s text:c="3"/>name: &lt;name&gt;</text:span></text:p>
          </table:table-cell>
          <table:table-cell table:style-name="Table2.A1" office:value-type="string">
            <text:p text:style-name="P36"><text:span text:style-name="T21"># Get as volume in container / pod spec.<text:line-break/></text:span><text:span text:style-name="T22">s</text:span><text:span text:style-name="T21">pec:<text:line-break/> <text:s/>containers:<text:line-break/> <text:s text:c="3"/>- name: nginx<text:line-break/> <text:s text:c="5"/>image: nginx<text:line-break/> <text:s text:c="5"/>volumeMounts:<text:line-break/> <text:s text:c="7"/>- name: &lt;</text:span><text:span text:style-name="T24">volumeN</text:span><text:span text:style-name="T22">ame&gt;<text:line-break/> <text:s text:c="9"/></text:span><text:span text:style-name="T21">mountPath: &lt;</text:span><text:span text:style-name="T22">path&gt;<text:line-break/> <text:s/></text:span><text:span text:style-name="T21">volumes:<text:line-break/> <text:s text:c="3"/>- name: &lt;</text:span><text:span text:style-name="T24">volumeN</text:span><text:span text:style-name="T22">ame&gt;</text:span><text:span text:style-name="T21"><text:line-break/> <text:s text:c="5"/>configMap:<text:line-break/> <text:s text:c="7"/>name: &lt;</text:span><text:span text:style-name="T23">configMapObjectName&gt;</text:span></text:p>
          </table:table-cell>
        </table:table-row>
      </table:table>
      <text:h text:style-name="Heading_20_2" text:outline-level="2">Secrets</text:h>
      <text:p text:style-name="P48">kubectl get secret<text:line-break/>kubectl create secret generic &lt;mySecret&gt;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5"># Get as <text:span text:style-name="T18">ENV</text:span> in container spec<text:span text:style-name="T14">s, </text:span><text:span text:style-name="T18">one by one.<text:line-break/></text:span><text:span text:style-name="T48">env:<text:line-break/> <text:s/>- name: MY_ENV_VAR<text:line-break/> <text:s text:c="3"/>valueFrom:<text:line-break/> <text:s text:c="5"/>secretKeyRef:<text:line-break/> <text:s text:c="7"/>name: &lt;secretName&gt;<text:line-break/> <text:s text:c="7"/>key: &lt;secretKey&gt;</text:span></text:p>
          </table:table-cell>
          <table:table-cell table:style-name="Table3.A1" office:value-type="string">
            <text:p text:style-name="P37"># Get as volume in container / pod spec.<text:line-break/><text:span text:style-name="T48">s</text:span>pec:<text:line-break/> <text:s/>containers:<text:line-break/> <text:s text:c="3"/>- name: nginx<text:line-break/> <text:s text:c="5"/>image: nginx<text:line-break/> <text:s text:c="5"/>volumeMounts:<text:line-break/> <text:s text:c="7"/>- name: &lt;volumeName&gt;<text:line-break/> <text:s text:c="9"/>mountPath: &lt;path&gt;<text:line-break/> <text:s text:c="9"/><text:span text:style-name="T49">readOnly: true</text:span><text:line-break/> <text:s/>volumes:<text:line-break/> <text:s text:c="3"/>- name: &lt;volumeName&gt;<text:line-break/> <text:s text:c="5"/><text:span text:style-name="T50">secret</text:span>:<text:line-break/> <text:s text:c="7"/><text:span text:style-name="T50">secretN</text:span>ame: &lt;<text:span text:style-name="T50">secret</text:span>Name&gt;</text:p>
          </table:table-cell>
        </table:table-row>
      </table:table>
      <text:h text:style-name="Heading_20_2" text:outline-level="2"><text:span text:style-name="T28">Persistent </text:span><text:span text:style-name="T29">V</text:span><text:span text:style-name="T28">olume</text:span></text:h>
      <text:p text:style-name="P40">spec.capacity.storage : Taille du stocakge.<text:line-break/><text:span text:style-name="T33">s</text:span>pec.accessModes : <text:span text:style-name="T35">P</text:span><text:span text:style-name="T26">ermissions (</text:span>ReadWriteMany|<text:span text:style-name="T26">).<text:line-break/>persistentVolumeReclaimPolicy : </text:span><text:span text:style-name="T27">Retain|</text:span><text:span text:style-name="T42">Delete|Recycle</text:span></text:p>
      <text:h text:style-name="Heading_20_2" text:outline-level="2"><text:span text:style-name="T28">Persistent </text:span><text:span text:style-name="T29">V</text:span><text:span text:style-name="T28">olume </text:span><text:span text:style-name="T30">Claim</text:span></text:h>
      <text:p text:style-name="P41"><text:span text:style-name="T34">spec.accessModes : Permissions (ReadWriteMany|).<text:line-break/></text:span><text:span text:style-name="T38">r</text:span><text:span text:style-name="T36">esources.request.storage : </text:span><text:span text:style-name="T37">Taille du stockage demandée.</text:span></text:p>
      <text:p text:style-name="P42">Ajouter la claim dans spec.containers.volumes :<text:line-break/>- name: &lt;<text:span text:style-name="T40">randomVol</text:span>Name&gt;<text:line-break/><text:soft-page-break/> <text:s/>persistentVolumeClaim:<text:line-break/> <text:s text:c="3"/>claimName: &lt;claimName&gt;</text:p>
      <text:p text:style-name="P39"/>
      <text:p text:style-name="P43">Dans les deux cas, monter le volume dans un/des container(s) :</text:p>
      <text:p text:style-name="P44">volumeMounts:<text:line-break/> <text:s/>- name: &lt; <text:span text:style-name="T40">randomVol</text:span><text:span text:style-name="T39">Name&gt;</text:span><text:line-break/> <text:s text:c="3"/>mountPath: &lt;<text:span text:style-name="T41">path&gt;</text:span></text:p>
      <text:p text:style-name="P44"/>
      <text:h text:style-name="Heading_20_2" text:outline-level="2">Resourc<text:span text:style-name="T43">e</text:span> quotas</text:h>
      <text:p text:style-name="P45">apiVersion: v1<text:line-break/>kind: ResourceQuota<text:line-break/>metadata:<text:line-break/> <text:s/>name: storagequota<text:line-break/>spec:<text:line-break/> <text:s/>hard:<text:line-break/> <text:s text:c="3"/>persistentvolumeclaims:"10"<text:line-break/> <text:s text:c="3"/>requests.storage:"500Mi"</text:p>
      <text:p text:style-name="P46">Apply to a namespace (describe ns).</text:p>
      <text:p text:style-name="P46"/>
      <text:h text:style-name="Heading_20_1" text:outline-level="1">Ingress</text:h>
      <text:p text:style-name="P51">Get ingress classes : k get ingressclass (must be set as spec.ingressClassName).</text:p>
      <text:p text:style-name="P51"/>
      <text:h text:style-name="Heading_20_1" text:outline-level="1">Divers</text:h>
      <text:p text:style-name="P47"><text:span text:style-name="T55"># </text:span><text:span text:style-name="T51">k</text:span>ill <text:span text:style-name="T45">a </text:span>container in a run<text:span text:style-name="T45">n</text:span>ing pod.<text:line-break/><text:span text:style-name="T52">crictl stop &lt;containerId&gt;</text:span></text:p>
      <text:p text:style-name="P49"># Get pods name / namespaces using jsonpath.<text:line-break/><text:span text:style-name="T44">kubectl get pods -A -o jsonpath="{.items[*]['metadata.name','metadata.namespace']}"</text:span></text:p>
      <text:p text:style-name="P50">Containers restart policies.</text:p>
      <text:p text:style-name="P50"><text:span text:style-name="T94"># Security context, containers can’t run their process as root.</text:span><text:line-break/>&lt;<text:span text:style-name="T93">pod&gt;.spec.</text:span>securityContext.runAsNonRoot: true</text:p>
      <text:p text:style-name="P50"/>
      <text:p text:style-name="P50"/>
      <text:p text:style-name="P49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4:58:25.818206636</meta:creation-date>
    <dc:date>2024-01-06T16:06:45.414224459</dc:date>
    <meta:editing-duration>P2DT1H6M22S</meta:editing-duration>
    <meta:editing-cycles>227</meta:editing-cycles>
    <meta:generator>LibreOffice/7.5.9.2$Linux_X86_64 LibreOffice_project/50$Build-2</meta:generator>
    <meta:document-statistic meta:table-count="3" meta:image-count="0" meta:object-count="0" meta:page-count="7" meta:paragraph-count="144" meta:word-count="983" meta:character-count="7859" meta:non-whitespace-character-count="6623"/>
  </office:meta>
</office:document-meta>
</file>